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est_2_b_trrt_results_in_fork_straigh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float" office:value="1.8341" calcext:value-type="float">
            <text:p>1.8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59e-310</text:p>
          </table:table-cell>
          <table:table-cell table:number-columns-repeated="2"/>
        </table:table-row>
        <table:table-row table:style-name="ro1">
          <table:table-cell office:value-type="float" office:value="1.79344" calcext:value-type="float">
            <text:p>1.7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292e-310</text:p>
          </table:table-cell>
          <table:table-cell table:number-columns-repeated="2"/>
        </table:table-row>
        <table:table-row table:style-name="ro1">
          <table:table-cell office:value-type="float" office:value="1.88122" calcext:value-type="float">
            <text:p>1.88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298e-310</text:p>
          </table:table-cell>
          <table:table-cell table:number-columns-repeated="2"/>
        </table:table-row>
        <table:table-row table:style-name="ro1">
          <table:table-cell office:value-type="float" office:value="1.78545" calcext:value-type="float">
            <text:p>1.78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182e-310</text:p>
          </table:table-cell>
          <table:table-cell table:number-columns-repeated="2"/>
        </table:table-row>
        <table:table-row table:style-name="ro1">
          <table:table-cell office:value-type="float" office:value="1.82379" calcext:value-type="float">
            <text:p>1.82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65e-310</text:p>
          </table:table-cell>
          <table:table-cell table:number-columns-repeated="2"/>
        </table:table-row>
        <table:table-row table:style-name="ro1">
          <table:table-cell office:value-type="float" office:value="1.83798" calcext:value-type="float">
            <text:p>1.83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501e-310</text:p>
          </table:table-cell>
          <table:table-cell table:number-columns-repeated="2"/>
        </table:table-row>
        <table:table-row table:style-name="ro1">
          <table:table-cell office:value-type="float" office:value="1.67867" calcext:value-type="float">
            <text:p>1.67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836e-310</text:p>
          </table:table-cell>
          <table:table-cell table:number-columns-repeated="2"/>
        </table:table-row>
        <table:table-row table:style-name="ro1">
          <table:table-cell office:value-type="float" office:value="1.77429" calcext:value-type="float">
            <text:p>1.7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696e-310</text:p>
          </table:table-cell>
          <table:table-cell table:number-columns-repeated="2"/>
        </table:table-row>
        <table:table-row table:style-name="ro1">
          <table:table-cell office:value-type="float" office:value="1.82747" calcext:value-type="float">
            <text:p>1.82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509e-310</text:p>
          </table:table-cell>
          <table:table-cell table:number-columns-repeated="2"/>
        </table:table-row>
        <table:table-row table:style-name="ro1">
          <table:table-cell office:value-type="float" office:value="1.8486" calcext:value-type="float">
            <text:p>1.8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347e-310</text:p>
          </table:table-cell>
          <table:table-cell table:number-columns-repeated="2"/>
        </table:table-row>
        <table:table-row table:style-name="ro1">
          <table:table-cell office:value-type="float" office:value="1.72832" calcext:value-type="float">
            <text:p>1.72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688e-310</text:p>
          </table:table-cell>
          <table:table-cell table:number-columns-repeated="2"/>
        </table:table-row>
        <table:table-row table:style-name="ro1">
          <table:table-cell office:value-type="float" office:value="1.83696" calcext:value-type="float">
            <text:p>1.83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864e-310</text:p>
          </table:table-cell>
          <table:table-cell table:number-columns-repeated="2"/>
        </table:table-row>
        <table:table-row table:style-name="ro1">
          <table:table-cell office:value-type="float" office:value="1.5816" calcext:value-type="float">
            <text:p>1.5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227e-310</text:p>
          </table:table-cell>
          <table:table-cell table:number-columns-repeated="2"/>
        </table:table-row>
        <table:table-row table:style-name="ro1">
          <table:table-cell office:value-type="float" office:value="1.8558" calcext:value-type="float">
            <text:p>1.8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2394e-310</text:p>
          </table:table-cell>
          <table:table-cell table:number-columns-repeated="2"/>
        </table:table-row>
        <table:table-row table:style-name="ro1">
          <table:table-cell office:value-type="float" office:value="1.77969" calcext:value-type="float">
            <text:p>1.7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042e-310</text:p>
          </table:table-cell>
          <table:table-cell table:number-columns-repeated="2"/>
        </table:table-row>
        <table:table-row table:style-name="ro1">
          <table:table-cell office:value-type="float" office:value="1.84488" calcext:value-type="float">
            <text:p>1.8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87e-310</text:p>
          </table:table-cell>
          <table:table-cell table:number-columns-repeated="2"/>
        </table:table-row>
        <table:table-row table:style-name="ro1">
          <table:table-cell office:value-type="float" office:value="1.83009" calcext:value-type="float">
            <text:p>1.83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745e-310</text:p>
          </table:table-cell>
          <table:table-cell table:number-columns-repeated="2"/>
        </table:table-row>
        <table:table-row table:style-name="ro1">
          <table:table-cell office:value-type="float" office:value="1.80252" calcext:value-type="float">
            <text:p>1.80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992e-310</text:p>
          </table:table-cell>
          <table:table-cell table:number-columns-repeated="2"/>
        </table:table-row>
        <table:table-row table:style-name="ro1">
          <table:table-cell office:value-type="float" office:value="1.8588" calcext:value-type="float">
            <text:p>1.8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491e-310</text:p>
          </table:table-cell>
          <table:table-cell table:number-columns-repeated="2"/>
        </table:table-row>
        <table:table-row table:style-name="ro1">
          <table:table-cell office:value-type="float" office:value="1.84653" calcext:value-type="float">
            <text:p>1.84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939e-310</text:p>
          </table:table-cell>
          <table:table-cell table:number-columns-repeated="2"/>
        </table:table-row>
        <table:table-row table:style-name="ro1">
          <table:table-cell office:value-type="float" office:value="1.86361" calcext:value-type="float">
            <text:p>1.86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4375e-310</text:p>
          </table:table-cell>
          <table:table-cell table:number-columns-repeated="2"/>
        </table:table-row>
        <table:table-row table:style-name="ro1">
          <table:table-cell office:value-type="float" office:value="1.4862" calcext:value-type="float">
            <text:p>1.48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412e-310</text:p>
          </table:table-cell>
          <table:table-cell table:number-columns-repeated="2"/>
        </table:table-row>
        <table:table-row table:style-name="ro1">
          <table:table-cell office:value-type="float" office:value="1.90498" calcext:value-type="float">
            <text:p>1.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939e-310</text:p>
          </table:table-cell>
          <table:table-cell table:number-columns-repeated="2"/>
        </table:table-row>
        <table:table-row table:style-name="ro1">
          <table:table-cell office:value-type="float" office:value="1.75958" calcext:value-type="float">
            <text:p>1.75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0782e-310</text:p>
          </table:table-cell>
          <table:table-cell table:number-columns-repeated="2"/>
        </table:table-row>
        <table:table-row table:style-name="ro1">
          <table:table-cell office:value-type="float" office:value="1.76415" calcext:value-type="float">
            <text:p>1.76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1198e-310</text:p>
          </table:table-cell>
          <table:table-cell table:number-columns-repeated="2"/>
        </table:table-row>
        <table:table-row table:style-name="ro1">
          <table:table-cell office:value-type="float" office:value="1.78821" calcext:value-type="float">
            <text:p>1.788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89848e-310</text:p>
          </table:table-cell>
          <table:table-cell table:number-columns-repeated="2"/>
        </table:table-row>
        <table:table-row table:style-name="ro1">
          <table:table-cell office:value-type="float" office:value="1.87618" calcext:value-type="float">
            <text:p>1.87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682e-310</text:p>
          </table:table-cell>
          <table:table-cell table:number-columns-repeated="2"/>
        </table:table-row>
        <table:table-row table:style-name="ro1">
          <table:table-cell office:value-type="float" office:value="1.765" calcext:value-type="float">
            <text:p>1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6.93562e-310</text:p>
          </table:table-cell>
          <table:table-cell table:number-columns-repeated="2"/>
        </table:table-row>
        <table:table-row table:style-name="ro1">
          <table:table-cell office:value-type="float" office:value="0.506485" calcext:value-type="float">
            <text:p>0.506485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31178" calcext:value-type="float">
            <text:p>31178</text:p>
          </table:table-cell>
          <table:table-cell office:value-type="float" office:value="1232740" calcext:value-type="float">
            <text:p>1232740</text:p>
          </table:table-cell>
          <table:table-cell table:number-columns-repeated="2"/>
        </table:table-row>
        <table:table-row table:style-name="ro1">
          <table:table-cell office:value-type="float" office:value="0.208906" calcext:value-type="float">
            <text:p>0.208906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32" calcext:value-type="float">
            <text:p>132</text:p>
          </table:table-cell>
          <table:table-cell office:value-type="float" office:value="11742" calcext:value-type="float">
            <text:p>11742</text:p>
          </table:table-cell>
          <table:table-cell office:value-type="float" office:value="414880" calcext:value-type="float">
            <text:p>414880</text:p>
          </table:table-cell>
          <table:table-cell table:number-columns-repeated="2"/>
        </table:table-row>
        <table:table-row table:style-name="ro1">
          <table:table-cell office:value-type="float" office:value="0.363371" calcext:value-type="float">
            <text:p>0.363371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52" calcext:value-type="float">
            <text:p>152</text:p>
          </table:table-cell>
          <table:table-cell office:value-type="float" office:value="18018" calcext:value-type="float">
            <text:p>18018</text:p>
          </table:table-cell>
          <table:table-cell office:value-type="float" office:value="860764" calcext:value-type="float">
            <text:p>860764</text:p>
          </table:table-cell>
          <table:table-cell table:number-columns-repeated="2"/>
        </table:table-row>
        <table:table-row table:style-name="ro1">
          <table:table-cell office:value-type="float" office:value="0.209093" calcext:value-type="float">
            <text:p>0.209093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7290" calcext:value-type="float">
            <text:p>17290</text:p>
          </table:table-cell>
          <table:table-cell office:value-type="float" office:value="754270" calcext:value-type="float">
            <text:p>754270</text:p>
          </table:table-cell>
          <table:table-cell table:number-columns-repeated="2"/>
        </table:table-row>
        <table:table-row table:style-name="ro1">
          <table:table-cell office:value-type="float" office:value="0.359662" calcext:value-type="float">
            <text:p>0.359662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38766" calcext:value-type="float">
            <text:p>38766</text:p>
          </table:table-cell>
          <table:table-cell office:value-type="float" office:value="1722860" calcext:value-type="float">
            <text:p>1722860</text:p>
          </table:table-cell>
          <table:table-cell table:number-columns-repeated="2"/>
        </table:table-row>
        <table:table-row table:style-name="ro1">
          <table:table-cell office:value-type="float" office:value="0.279013" calcext:value-type="float">
            <text:p>0.279013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23938" calcext:value-type="float">
            <text:p>23938</text:p>
          </table:table-cell>
          <table:table-cell office:value-type="float" office:value="1010770" calcext:value-type="float">
            <text:p>1010770</text:p>
          </table:table-cell>
          <table:table-cell table:number-columns-repeated="2"/>
        </table:table-row>
        <table:table-row table:style-name="ro1">
          <table:table-cell office:value-type="float" office:value="0.295273" calcext:value-type="float">
            <text:p>0.295273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9482" calcext:value-type="float">
            <text:p>9482</text:p>
          </table:table-cell>
          <table:table-cell office:value-type="float" office:value="571922" calcext:value-type="float">
            <text:p>571922</text:p>
          </table:table-cell>
          <table:table-cell table:number-columns-repeated="2"/>
        </table:table-row>
        <table:table-row table:style-name="ro1">
          <table:table-cell office:value-type="float" office:value="0.243379" calcext:value-type="float">
            <text:p>0.24337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26182" calcext:value-type="float">
            <text:p>26182</text:p>
          </table:table-cell>
          <table:table-cell office:value-type="float" office:value="983882" calcext:value-type="float">
            <text:p>983882</text:p>
          </table:table-cell>
          <table:table-cell table:number-columns-repeated="2"/>
        </table:table-row>
        <table:table-row table:style-name="ro1">
          <table:table-cell office:value-type="float" office:value="0.271765" calcext:value-type="float">
            <text:p>0.271765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25226" calcext:value-type="float">
            <text:p>25226</text:p>
          </table:table-cell>
          <table:table-cell office:value-type="float" office:value="1045580" calcext:value-type="float">
            <text:p>1045580</text:p>
          </table:table-cell>
          <table:table-cell table:number-columns-repeated="2"/>
        </table:table-row>
        <table:table-row table:style-name="ro1">
          <table:table-cell office:value-type="float" office:value="0.327599" calcext:value-type="float">
            <text:p>0.32759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21976" calcext:value-type="float">
            <text:p>21976</text:p>
          </table:table-cell>
          <table:table-cell office:value-type="float" office:value="1097170" calcext:value-type="float">
            <text:p>1097170</text:p>
          </table:table-cell>
          <table:table-cell table:number-columns-repeated="2"/>
        </table:table-row>
        <table:table-row table:style-name="ro1">
          <table:table-cell office:value-type="float" office:value="0.339329" calcext:value-type="float">
            <text:p>0.339329</text:p>
          </table:table-cell>
          <table:table-cell office:value-type="float" office:value="18.6" calcext:value-type="float">
            <text:p>18.6</text:p>
          </table:table-cell>
          <table:table-cell office:value-type="float" office:value="93" calcext:value-type="float">
            <text:p>93</text:p>
          </table:table-cell>
          <table:table-cell office:value-type="float" office:value="153" calcext:value-type="float">
            <text:p>153</text:p>
          </table:table-cell>
          <table:table-cell office:value-type="float" office:value="34252" calcext:value-type="float">
            <text:p>34252</text:p>
          </table:table-cell>
          <table:table-cell office:value-type="float" office:value="1309490" calcext:value-type="float">
            <text:p>1309490</text:p>
          </table:table-cell>
          <table:table-cell table:number-columns-repeated="2"/>
        </table:table-row>
        <table:table-row table:style-name="ro1">
          <table:table-cell office:value-type="float" office:value="0.38879" calcext:value-type="float">
            <text:p>0.3887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1" calcext:value-type="float">
            <text:p>151</text:p>
          </table:table-cell>
          <table:table-cell office:value-type="float" office:value="25708" calcext:value-type="float">
            <text:p>25708</text:p>
          </table:table-cell>
          <table:table-cell office:value-type="float" office:value="1375450" calcext:value-type="float">
            <text:p>1375450</text:p>
          </table:table-cell>
          <table:table-cell table:number-columns-repeated="2"/>
        </table:table-row>
        <table:table-row table:style-name="ro1">
          <table:table-cell office:value-type="float" office:value="0.307309" calcext:value-type="float">
            <text:p>0.30730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5" calcext:value-type="float">
            <text:p>155</text:p>
          </table:table-cell>
          <table:table-cell office:value-type="float" office:value="17422" calcext:value-type="float">
            <text:p>17422</text:p>
          </table:table-cell>
          <table:table-cell office:value-type="float" office:value="558576" calcext:value-type="float">
            <text:p>558576</text:p>
          </table:table-cell>
          <table:table-cell table:number-columns-repeated="2"/>
        </table:table-row>
        <table:table-row table:style-name="ro1">
          <table:table-cell office:value-type="float" office:value="0.427715" calcext:value-type="float">
            <text:p>0.42771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63" calcext:value-type="float">
            <text:p>163</text:p>
          </table:table-cell>
          <table:table-cell office:value-type="float" office:value="28146" calcext:value-type="float">
            <text:p>28146</text:p>
          </table:table-cell>
          <table:table-cell office:value-type="float" office:value="1260180" calcext:value-type="float">
            <text:p>1260180</text:p>
          </table:table-cell>
          <table:table-cell table:number-columns-repeated="2"/>
        </table:table-row>
        <table:table-row table:style-name="ro1">
          <table:table-cell office:value-type="float" office:value="0.438437" calcext:value-type="float">
            <text:p>0.43843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99" calcext:value-type="float">
            <text:p>199</text:p>
          </table:table-cell>
          <table:table-cell office:value-type="float" office:value="34842" calcext:value-type="float">
            <text:p>34842</text:p>
          </table:table-cell>
          <table:table-cell office:value-type="float" office:value="1430060" calcext:value-type="float">
            <text:p>1430060</text:p>
          </table:table-cell>
          <table:table-cell table:number-columns-repeated="2"/>
        </table:table-row>
        <table:table-row table:style-name="ro1">
          <table:table-cell office:value-type="float" office:value="0.412704" calcext:value-type="float">
            <text:p>0.41270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7" calcext:value-type="float">
            <text:p>177</text:p>
          </table:table-cell>
          <table:table-cell office:value-type="float" office:value="30742" calcext:value-type="float">
            <text:p>30742</text:p>
          </table:table-cell>
          <table:table-cell office:value-type="float" office:value="1273120" calcext:value-type="float">
            <text:p>1273120</text:p>
          </table:table-cell>
          <table:table-cell table:number-columns-repeated="2"/>
        </table:table-row>
        <table:table-row table:style-name="ro1">
          <table:table-cell office:value-type="float" office:value="0.37306" calcext:value-type="float">
            <text:p>0.3730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4" calcext:value-type="float">
            <text:p>134</text:p>
          </table:table-cell>
          <table:table-cell office:value-type="float" office:value="28730" calcext:value-type="float">
            <text:p>28730</text:p>
          </table:table-cell>
          <table:table-cell office:value-type="float" office:value="1689550" calcext:value-type="float">
            <text:p>1689550</text:p>
          </table:table-cell>
          <table:table-cell table:number-columns-repeated="2"/>
        </table:table-row>
        <table:table-row table:style-name="ro1">
          <table:table-cell office:value-type="float" office:value="0.363829" calcext:value-type="float">
            <text:p>0.36382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29288" calcext:value-type="float">
            <text:p>29288</text:p>
          </table:table-cell>
          <table:table-cell office:value-type="float" office:value="1347470" calcext:value-type="float">
            <text:p>1347470</text:p>
          </table:table-cell>
          <table:table-cell table:number-columns-repeated="2"/>
        </table:table-row>
        <table:table-row table:style-name="ro1">
          <table:table-cell office:value-type="float" office:value="0.308039" calcext:value-type="float">
            <text:p>0.30803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25952" calcext:value-type="float">
            <text:p>25952</text:p>
          </table:table-cell>
          <table:table-cell office:value-type="float" office:value="1360320" calcext:value-type="float">
            <text:p>1360320</text:p>
          </table:table-cell>
          <table:table-cell table:number-columns-repeated="2"/>
        </table:table-row>
        <table:table-row table:style-name="ro1">
          <table:table-cell office:value-type="float" office:value="0.222831" calcext:value-type="float">
            <text:p>0.22283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16150" calcext:value-type="float">
            <text:p>16150</text:p>
          </table:table-cell>
          <table:table-cell office:value-type="float" office:value="580676" calcext:value-type="float">
            <text:p>580676</text:p>
          </table:table-cell>
          <table:table-cell table:number-columns-repeated="2"/>
        </table:table-row>
        <table:table-row table:style-name="ro1">
          <table:table-cell office:value-type="float" office:value="0.297713" calcext:value-type="float">
            <text:p>0.29771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9" calcext:value-type="float">
            <text:p>149</text:p>
          </table:table-cell>
          <table:table-cell office:value-type="float" office:value="27448" calcext:value-type="float">
            <text:p>27448</text:p>
          </table:table-cell>
          <table:table-cell office:value-type="float" office:value="1161890" calcext:value-type="float">
            <text:p>1161890</text:p>
          </table:table-cell>
          <table:table-cell table:number-columns-repeated="2"/>
        </table:table-row>
        <table:table-row table:style-name="ro1">
          <table:table-cell office:value-type="float" office:value="0.239056" calcext:value-type="float">
            <text:p>0.23905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0" calcext:value-type="float">
            <text:p>130</text:p>
          </table:table-cell>
          <table:table-cell office:value-type="float" office:value="30318" calcext:value-type="float">
            <text:p>30318</text:p>
          </table:table-cell>
          <table:table-cell office:value-type="float" office:value="1507260" calcext:value-type="float">
            <text:p>1507260</text:p>
          </table:table-cell>
          <table:table-cell table:number-columns-repeated="2"/>
        </table:table-row>
        <table:table-row table:style-name="ro1">
          <table:table-cell office:value-type="float" office:value="0.545076" calcext:value-type="float">
            <text:p>0.54507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4" calcext:value-type="float">
            <text:p>174</text:p>
          </table:table-cell>
          <table:table-cell office:value-type="float" office:value="33842" calcext:value-type="float">
            <text:p>33842</text:p>
          </table:table-cell>
          <table:table-cell office:value-type="float" office:value="1582020" calcext:value-type="float">
            <text:p>1582020</text:p>
          </table:table-cell>
          <table:table-cell table:number-columns-repeated="2"/>
        </table:table-row>
        <table:table-row table:style-name="ro1">
          <table:table-cell office:value-type="float" office:value="0.64507" calcext:value-type="float">
            <text:p>0.6450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94" calcext:value-type="float">
            <text:p>294</text:p>
          </table:table-cell>
          <table:table-cell office:value-type="float" office:value="21396" calcext:value-type="float">
            <text:p>21396</text:p>
          </table:table-cell>
          <table:table-cell office:value-type="float" office:value="591188" calcext:value-type="float">
            <text:p>591188</text:p>
          </table:table-cell>
          <table:table-cell table:number-columns-repeated="2"/>
        </table:table-row>
        <table:table-row table:style-name="ro1">
          <table:table-cell office:value-type="float" office:value="0.435136" calcext:value-type="float">
            <text:p>0.43513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21268" calcext:value-type="float">
            <text:p>21268</text:p>
          </table:table-cell>
          <table:table-cell office:value-type="float" office:value="1207460" calcext:value-type="float">
            <text:p>1207460</text:p>
          </table:table-cell>
          <table:table-cell table:number-columns-repeated="2"/>
        </table:table-row>
        <table:table-row table:style-name="ro1">
          <table:table-cell office:value-type="float" office:value="0.251818" calcext:value-type="float">
            <text:p>0.25181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14006" calcext:value-type="float">
            <text:p>14006</text:p>
          </table:table-cell>
          <table:table-cell office:value-type="float" office:value="800308" calcext:value-type="float">
            <text:p>800308</text:p>
          </table:table-cell>
          <table:table-cell table:number-columns-repeated="2"/>
        </table:table-row>
        <table:table-row table:style-name="ro1">
          <table:table-cell office:value-type="float" office:value="0.354953" calcext:value-type="float">
            <text:p>0.35495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22748" calcext:value-type="float">
            <text:p>22748</text:p>
          </table:table-cell>
          <table:table-cell office:value-type="float" office:value="1147470" calcext:value-type="float">
            <text:p>1147470</text:p>
          </table:table-cell>
          <table:table-cell table:number-columns-repeated="2"/>
        </table:table-row>
        <table:table-row table:style-name="ro1">
          <table:table-cell office:value-type="float" office:value="0.283465" calcext:value-type="float">
            <text:p>0.28346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27654" calcext:value-type="float">
            <text:p>27654</text:p>
          </table:table-cell>
          <table:table-cell office:value-type="float" office:value="1432190" calcext:value-type="float">
            <text:p>1432190</text:p>
          </table:table-cell>
          <table:table-cell table:number-columns-repeated="2"/>
        </table:table-row>
        <table:table-row table:style-name="ro1">
          <table:table-cell office:value-type="float" office:value="0.266238" calcext:value-type="float">
            <text:p>0.26623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30428" calcext:value-type="float">
            <text:p>30428</text:p>
          </table:table-cell>
          <table:table-cell office:value-type="float" office:value="1402170" calcext:value-type="float">
            <text:p>1402170</text:p>
          </table:table-cell>
          <table:table-cell table:number-columns-repeated="2"/>
        </table:table-row>
        <table:table-row table:style-name="ro1">
          <table:table-cell office:value-type="float" office:value="0.329319" calcext:value-type="float">
            <text:p>0.32931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50" calcext:value-type="float">
            <text:p>150</text:p>
          </table:table-cell>
          <table:table-cell office:value-type="float" office:value="30396" calcext:value-type="float">
            <text:p>30396</text:p>
          </table:table-cell>
          <table:table-cell office:value-type="float" office:value="1314280" calcext:value-type="float">
            <text:p>1314280</text:p>
          </table:table-cell>
          <table:table-cell table:number-columns-repeated="2"/>
        </table:table-row>
        <table:table-row table:style-name="ro1">
          <table:table-cell office:value-type="float" office:value="0.254108" calcext:value-type="float">
            <text:p>0.25410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3" calcext:value-type="float">
            <text:p>143</text:p>
          </table:table-cell>
          <table:table-cell office:value-type="float" office:value="20708" calcext:value-type="float">
            <text:p>20708</text:p>
          </table:table-cell>
          <table:table-cell office:value-type="float" office:value="941408" calcext:value-type="float">
            <text:p>941408</text:p>
          </table:table-cell>
          <table:table-cell table:number-columns-repeated="2"/>
        </table:table-row>
        <table:table-row table:style-name="ro1">
          <table:table-cell office:value-type="float" office:value="0.577155" calcext:value-type="float">
            <text:p>0.57715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19" calcext:value-type="float">
            <text:p>219</text:p>
          </table:table-cell>
          <table:table-cell office:value-type="float" office:value="17410" calcext:value-type="float">
            <text:p>17410</text:p>
          </table:table-cell>
          <table:table-cell office:value-type="float" office:value="669340" calcext:value-type="float">
            <text:p>669340</text:p>
          </table:table-cell>
          <table:table-cell table:number-columns-repeated="2"/>
        </table:table-row>
        <table:table-row table:style-name="ro1">
          <table:table-cell office:value-type="float" office:value="0.220836" calcext:value-type="float">
            <text:p>0.22083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15744" calcext:value-type="float">
            <text:p>15744</text:p>
          </table:table-cell>
          <table:table-cell office:value-type="float" office:value="958716" calcext:value-type="float">
            <text:p>958716</text:p>
          </table:table-cell>
          <table:table-cell table:number-columns-repeated="2"/>
        </table:table-row>
        <table:table-row table:style-name="ro1">
          <table:table-cell office:value-type="float" office:value="0.257596" calcext:value-type="float">
            <text:p>0.25759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13444" calcext:value-type="float">
            <text:p>13444</text:p>
          </table:table-cell>
          <table:table-cell office:value-type="float" office:value="529432" calcext:value-type="float">
            <text:p>529432</text:p>
          </table:table-cell>
          <table:table-cell table:number-columns-repeated="2"/>
        </table:table-row>
        <table:table-row table:style-name="ro1">
          <table:table-cell office:value-type="float" office:value="0.611675" calcext:value-type="float">
            <text:p>0.611675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69" calcext:value-type="float">
            <text:p>269</text:p>
          </table:table-cell>
          <table:table-cell office:value-type="float" office:value="12782" calcext:value-type="float">
            <text:p>12782</text:p>
          </table:table-cell>
          <table:table-cell office:value-type="float" office:value="686334" calcext:value-type="float">
            <text:p>686334</text:p>
          </table:table-cell>
          <table:table-cell table:number-columns-repeated="2"/>
        </table:table-row>
        <table:table-row table:style-name="ro1">
          <table:table-cell office:value-type="float" office:value="0.296811" calcext:value-type="float">
            <text:p>0.29681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37" calcext:value-type="float">
            <text:p>137</text:p>
          </table:table-cell>
          <table:table-cell office:value-type="float" office:value="31014" calcext:value-type="float">
            <text:p>31014</text:p>
          </table:table-cell>
          <table:table-cell office:value-type="float" office:value="1335670" calcext:value-type="float">
            <text:p>1335670</text:p>
          </table:table-cell>
          <table:table-cell table:number-columns-repeated="2"/>
        </table:table-row>
        <table:table-row table:style-name="ro1">
          <table:table-cell office:value-type="float" office:value="0.312107" calcext:value-type="float">
            <text:p>0.31210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26376" calcext:value-type="float">
            <text:p>26376</text:p>
          </table:table-cell>
          <table:table-cell office:value-type="float" office:value="1140720" calcext:value-type="float">
            <text:p>1140720</text:p>
          </table:table-cell>
          <table:table-cell table:number-columns-repeated="2"/>
        </table:table-row>
        <table:table-row table:style-name="ro1">
          <table:table-cell office:value-type="float" office:value="0.911044" calcext:value-type="float">
            <text:p>0.91104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office:value-type="float" office:value="23528" calcext:value-type="float">
            <text:p>23528</text:p>
          </table:table-cell>
          <table:table-cell office:value-type="float" office:value="1189750" calcext:value-type="float">
            <text:p>1189750</text:p>
          </table:table-cell>
          <table:table-cell table:number-columns-repeated="2"/>
        </table:table-row>
        <table:table-row table:style-name="ro1">
          <table:table-cell office:value-type="float" office:value="0.367734" calcext:value-type="float">
            <text:p>0.36773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office:value-type="float" office:value="27682" calcext:value-type="float">
            <text:p>27682</text:p>
          </table:table-cell>
          <table:table-cell office:value-type="float" office:value="1048710" calcext:value-type="float">
            <text:p>1048710</text:p>
          </table:table-cell>
          <table:table-cell table:number-columns-repeated="2"/>
        </table:table-row>
        <table:table-row table:style-name="ro1">
          <table:table-cell office:value-type="float" office:value="0.258118" calcext:value-type="float">
            <text:p>0.258118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23694" calcext:value-type="float">
            <text:p>23694</text:p>
          </table:table-cell>
          <table:table-cell office:value-type="float" office:value="918040" calcext:value-type="float">
            <text:p>918040</text:p>
          </table:table-cell>
          <table:table-cell table:number-columns-repeated="2"/>
        </table:table-row>
        <table:table-row table:style-name="ro1">
          <table:table-cell office:value-type="float" office:value="0.220049" calcext:value-type="float">
            <text:p>0.22004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1" calcext:value-type="float">
            <text:p>141</text:p>
          </table:table-cell>
          <table:table-cell office:value-type="float" office:value="11034" calcext:value-type="float">
            <text:p>11034</text:p>
          </table:table-cell>
          <table:table-cell office:value-type="float" office:value="633834" calcext:value-type="float">
            <text:p>633834</text:p>
          </table:table-cell>
          <table:table-cell table:number-columns-repeated="2"/>
        </table:table-row>
        <table:table-row table:style-name="ro1">
          <table:table-cell office:value-type="float" office:value="0.571382" calcext:value-type="float">
            <text:p>0.571382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64" calcext:value-type="float">
            <text:p>164</text:p>
          </table:table-cell>
          <table:table-cell office:value-type="float" office:value="39072" calcext:value-type="float">
            <text:p>39072</text:p>
          </table:table-cell>
          <table:table-cell office:value-type="float" office:value="1747250" calcext:value-type="float">
            <text:p>1747250</text:p>
          </table:table-cell>
          <table:table-cell table:number-columns-repeated="2"/>
        </table:table-row>
        <table:table-row table:style-name="ro1">
          <table:table-cell office:value-type="float" office:value="0.288654" calcext:value-type="float">
            <text:p>0.28865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6" calcext:value-type="float">
            <text:p>146</text:p>
          </table:table-cell>
          <table:table-cell office:value-type="float" office:value="28244" calcext:value-type="float">
            <text:p>28244</text:p>
          </table:table-cell>
          <table:table-cell office:value-type="float" office:value="1073240" calcext:value-type="float">
            <text:p>1073240</text:p>
          </table:table-cell>
          <table:table-cell table:number-columns-repeated="2"/>
        </table:table-row>
        <table:table-row table:style-name="ro1">
          <table:table-cell office:value-type="float" office:value="0.968097" calcext:value-type="float">
            <text:p>0.968097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office:value-type="float" office:value="29038" calcext:value-type="float">
            <text:p>29038</text:p>
          </table:table-cell>
          <table:table-cell office:value-type="float" office:value="1529420" calcext:value-type="float">
            <text:p>1529420</text:p>
          </table:table-cell>
          <table:table-cell table:number-columns-repeated="2"/>
        </table:table-row>
        <table:table-row table:style-name="ro1">
          <table:table-cell office:value-type="float" office:value="0.404121" calcext:value-type="float">
            <text:p>0.404121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29224" calcext:value-type="float">
            <text:p>29224</text:p>
          </table:table-cell>
          <table:table-cell office:value-type="float" office:value="1277930" calcext:value-type="float">
            <text:p>1277930</text:p>
          </table:table-cell>
          <table:table-cell table:number-columns-repeated="2"/>
        </table:table-row>
        <table:table-row table:style-name="ro1">
          <table:table-cell office:value-type="float" office:value="0.784134" calcext:value-type="float">
            <text:p>0.784134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228" calcext:value-type="float">
            <text:p>228</text:p>
          </table:table-cell>
          <table:table-cell office:value-type="float" office:value="33040" calcext:value-type="float">
            <text:p>33040</text:p>
          </table:table-cell>
          <table:table-cell office:value-type="float" office:value="1247180" calcext:value-type="float">
            <text:p>1247180</text:p>
          </table:table-cell>
          <table:table-cell table:number-columns-repeated="2"/>
        </table:table-row>
        <table:table-row table:style-name="ro1">
          <table:table-cell office:value-type="float" office:value="0.325196" calcext:value-type="float">
            <text:p>0.32519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office:value-type="float" office:value="24868" calcext:value-type="float">
            <text:p>24868</text:p>
          </table:table-cell>
          <table:table-cell office:value-type="float" office:value="1323480" calcext:value-type="float">
            <text:p>1323480</text:p>
          </table:table-cell>
          <table:table-cell table:number-columns-repeated="2"/>
        </table:table-row>
        <table:table-row table:style-name="ro1">
          <table:table-cell office:value-type="float" office:value="0.325916" calcext:value-type="float">
            <text:p>0.325916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48" calcext:value-type="float">
            <text:p>148</text:p>
          </table:table-cell>
          <table:table-cell office:value-type="float" office:value="13638" calcext:value-type="float">
            <text:p>13638</text:p>
          </table:table-cell>
          <table:table-cell office:value-type="float" office:value="449264" calcext:value-type="float">
            <text:p>449264</text:p>
          </table:table-cell>
          <table:table-cell table:number-columns-repeated="2"/>
        </table:table-row>
        <table:table-row table:style-name="ro1">
          <table:table-cell office:value-type="float" office:value="0.678373" calcext:value-type="float">
            <text:p>0.678373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305" calcext:value-type="float">
            <text:p>305</text:p>
          </table:table-cell>
          <table:table-cell office:value-type="float" office:value="37332" calcext:value-type="float">
            <text:p>37332</text:p>
          </table:table-cell>
          <table:table-cell office:value-type="float" office:value="1606190" calcext:value-type="float">
            <text:p>1606190</text:p>
          </table:table-cell>
          <table:table-cell table:number-columns-repeated="2"/>
        </table:table-row>
        <table:table-row table:style-name="ro1">
          <table:table-cell office:value-type="float" office:value="0.38189" calcext:value-type="float">
            <text:p>0.38189</text:p>
          </table:table-cell>
          <table:table-cell office:value-type="float" office:value="18.8" calcext:value-type="float">
            <text:p>18.8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office:value-type="float" office:value="34140" calcext:value-type="float">
            <text:p>34140</text:p>
          </table:table-cell>
          <table:table-cell office:value-type="float" office:value="1487350" calcext:value-type="float">
            <text:p>1487350</text:p>
          </table:table-cell>
          <table:table-cell table:number-columns-repeated="2"/>
        </table:table-row>
        <table:table-row table:style-name="ro1">
          <table:table-cell office:value-type="float" office:value="0.284732" calcext:value-type="float">
            <text:p>0.28473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1" calcext:value-type="float">
            <text:p>141</text:p>
          </table:table-cell>
          <table:table-cell office:value-type="float" office:value="22964" calcext:value-type="float">
            <text:p>22964</text:p>
          </table:table-cell>
          <table:table-cell office:value-type="float" office:value="1110210" calcext:value-type="float">
            <text:p>1110210</text:p>
          </table:table-cell>
          <table:table-cell table:number-columns-repeated="2"/>
        </table:table-row>
        <table:table-row table:style-name="ro1">
          <table:table-cell office:value-type="float" office:value="0.365014" calcext:value-type="float">
            <text:p>0.36501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3" calcext:value-type="float">
            <text:p>153</text:p>
          </table:table-cell>
          <table:table-cell office:value-type="float" office:value="23124" calcext:value-type="float">
            <text:p>23124</text:p>
          </table:table-cell>
          <table:table-cell office:value-type="float" office:value="1115720" calcext:value-type="float">
            <text:p>1115720</text:p>
          </table:table-cell>
          <table:table-cell table:number-columns-repeated="2"/>
        </table:table-row>
        <table:table-row table:style-name="ro1">
          <table:table-cell office:value-type="float" office:value="0.750813" calcext:value-type="float">
            <text:p>0.75081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69" calcext:value-type="float">
            <text:p>269</text:p>
          </table:table-cell>
          <table:table-cell office:value-type="float" office:value="38198" calcext:value-type="float">
            <text:p>38198</text:p>
          </table:table-cell>
          <table:table-cell office:value-type="float" office:value="1611110" calcext:value-type="float">
            <text:p>1611110</text:p>
          </table:table-cell>
          <table:table-cell table:number-columns-repeated="2"/>
        </table:table-row>
        <table:table-row table:style-name="ro1">
          <table:table-cell office:value-type="float" office:value="0.313734" calcext:value-type="float">
            <text:p>0.31373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3" calcext:value-type="float">
            <text:p>143</text:p>
          </table:table-cell>
          <table:table-cell office:value-type="float" office:value="32284" calcext:value-type="float">
            <text:p>32284</text:p>
          </table:table-cell>
          <table:table-cell office:value-type="float" office:value="1460010" calcext:value-type="float">
            <text:p>1460010</text:p>
          </table:table-cell>
          <table:table-cell table:number-columns-repeated="2"/>
        </table:table-row>
        <table:table-row table:style-name="ro1">
          <table:table-cell office:value-type="float" office:value="0.402193" calcext:value-type="float">
            <text:p>0.402193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205" calcext:value-type="float">
            <text:p>205</text:p>
          </table:table-cell>
          <table:table-cell office:value-type="float" office:value="18764" calcext:value-type="float">
            <text:p>18764</text:p>
          </table:table-cell>
          <table:table-cell office:value-type="float" office:value="762504" calcext:value-type="float">
            <text:p>762504</text:p>
          </table:table-cell>
          <table:table-cell table:number-columns-repeated="2"/>
        </table:table-row>
        <table:table-row table:style-name="ro1">
          <table:table-cell office:value-type="float" office:value="0.31311" calcext:value-type="float">
            <text:p>0.31311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30250" calcext:value-type="float">
            <text:p>30250</text:p>
          </table:table-cell>
          <table:table-cell office:value-type="float" office:value="1522880" calcext:value-type="float">
            <text:p>1522880</text:p>
          </table:table-cell>
          <table:table-cell table:number-columns-repeated="2"/>
        </table:table-row>
        <table:table-row table:style-name="ro1">
          <table:table-cell office:value-type="float" office:value="0.310739" calcext:value-type="float">
            <text:p>0.31073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6" calcext:value-type="float">
            <text:p>146</text:p>
          </table:table-cell>
          <table:table-cell office:value-type="float" office:value="31756" calcext:value-type="float">
            <text:p>31756</text:p>
          </table:table-cell>
          <table:table-cell office:value-type="float" office:value="1306000" calcext:value-type="float">
            <text:p>1306000</text:p>
          </table:table-cell>
          <table:table-cell table:number-columns-repeated="2"/>
        </table:table-row>
        <table:table-row table:style-name="ro1">
          <table:table-cell office:value-type="float" office:value="0.3149" calcext:value-type="float">
            <text:p>0.314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30322" calcext:value-type="float">
            <text:p>30322</text:p>
          </table:table-cell>
          <table:table-cell office:value-type="float" office:value="1367280" calcext:value-type="float">
            <text:p>1367280</text:p>
          </table:table-cell>
          <table:table-cell table:number-columns-repeated="2"/>
        </table:table-row>
        <table:table-row table:style-name="ro1">
          <table:table-cell office:value-type="float" office:value="0.324779" calcext:value-type="float">
            <text:p>0.32477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31312" calcext:value-type="float">
            <text:p>31312</text:p>
          </table:table-cell>
          <table:table-cell office:value-type="float" office:value="1504830" calcext:value-type="float">
            <text:p>1504830</text:p>
          </table:table-cell>
          <table:table-cell table:number-columns-repeated="2"/>
        </table:table-row>
        <table:table-row table:style-name="ro1">
          <table:table-cell office:value-type="float" office:value="0.278888" calcext:value-type="float">
            <text:p>0.27888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47" calcext:value-type="float">
            <text:p>147</text:p>
          </table:table-cell>
          <table:table-cell office:value-type="float" office:value="29956" calcext:value-type="float">
            <text:p>29956</text:p>
          </table:table-cell>
          <table:table-cell office:value-type="float" office:value="1517720" calcext:value-type="float">
            <text:p>1517720</text:p>
          </table:table-cell>
          <table:table-cell table:number-columns-repeated="2"/>
        </table:table-row>
        <table:table-row table:style-name="ro1">
          <table:table-cell office:value-type="float" office:value="0.286244" calcext:value-type="float">
            <text:p>0.286244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27210" calcext:value-type="float">
            <text:p>27210</text:p>
          </table:table-cell>
          <table:table-cell office:value-type="float" office:value="1342650" calcext:value-type="float">
            <text:p>1342650</text:p>
          </table:table-cell>
          <table:table-cell table:number-columns-repeated="2"/>
        </table:table-row>
        <table:table-row table:style-name="ro1">
          <table:table-cell office:value-type="float" office:value="0.403058" calcext:value-type="float">
            <text:p>0.403058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66" calcext:value-type="float">
            <text:p>166</text:p>
          </table:table-cell>
          <table:table-cell office:value-type="float" office:value="25234" calcext:value-type="float">
            <text:p>25234</text:p>
          </table:table-cell>
          <table:table-cell office:value-type="float" office:value="838520" calcext:value-type="float">
            <text:p>838520</text:p>
          </table:table-cell>
          <table:table-cell table:number-columns-repeated="2"/>
        </table:table-row>
        <table:table-row table:style-name="ro1">
          <table:table-cell office:value-type="float" office:value="0.341636" calcext:value-type="float">
            <text:p>0.341636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33686" calcext:value-type="float">
            <text:p>33686</text:p>
          </table:table-cell>
          <table:table-cell office:value-type="float" office:value="1536120" calcext:value-type="float">
            <text:p>1536120</text:p>
          </table:table-cell>
          <table:table-cell table:number-columns-repeated="2"/>
        </table:table-row>
        <table:table-row table:style-name="ro1">
          <table:table-cell office:value-type="float" office:value="0.859169" calcext:value-type="float">
            <text:p>0.85916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372" calcext:value-type="float">
            <text:p>372</text:p>
          </table:table-cell>
          <table:table-cell office:value-type="float" office:value="18112" calcext:value-type="float">
            <text:p>18112</text:p>
          </table:table-cell>
          <table:table-cell office:value-type="float" office:value="470506" calcext:value-type="float">
            <text:p>470506</text:p>
          </table:table-cell>
          <table:table-cell table:number-columns-repeated="2"/>
        </table:table-row>
        <table:table-row table:style-name="ro1">
          <table:table-cell office:value-type="float" office:value="0.325412" calcext:value-type="float">
            <text:p>0.325412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2" calcext:value-type="float">
            <text:p>152</text:p>
          </table:table-cell>
          <table:table-cell office:value-type="float" office:value="31984" calcext:value-type="float">
            <text:p>31984</text:p>
          </table:table-cell>
          <table:table-cell office:value-type="float" office:value="1329470" calcext:value-type="float">
            <text:p>1329470</text:p>
          </table:table-cell>
          <table:table-cell table:number-columns-repeated="2"/>
        </table:table-row>
        <table:table-row table:style-name="ro1">
          <table:table-cell office:value-type="float" office:value="0.328265" calcext:value-type="float">
            <text:p>0.32826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51" calcext:value-type="float">
            <text:p>151</text:p>
          </table:table-cell>
          <table:table-cell office:value-type="float" office:value="23938" calcext:value-type="float">
            <text:p>23938</text:p>
          </table:table-cell>
          <table:table-cell office:value-type="float" office:value="1279230" calcext:value-type="float">
            <text:p>1279230</text:p>
          </table:table-cell>
          <table:table-cell table:number-columns-repeated="2"/>
        </table:table-row>
        <table:table-row table:style-name="ro1">
          <table:table-cell office:value-type="float" office:value="0.321199" calcext:value-type="float">
            <text:p>0.321199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32350" calcext:value-type="float">
            <text:p>32350</text:p>
          </table:table-cell>
          <table:table-cell office:value-type="float" office:value="1603240" calcext:value-type="float">
            <text:p>1603240</text:p>
          </table:table-cell>
          <table:table-cell table:number-columns-repeated="2"/>
        </table:table-row>
        <table:table-row table:style-name="ro1">
          <table:table-cell office:value-type="float" office:value="0.93113" calcext:value-type="float">
            <text:p>0.93113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366" calcext:value-type="float">
            <text:p>366</text:p>
          </table:table-cell>
          <table:table-cell office:value-type="float" office:value="31410" calcext:value-type="float">
            <text:p>31410</text:p>
          </table:table-cell>
          <table:table-cell office:value-type="float" office:value="1330410" calcext:value-type="float">
            <text:p>1330410</text:p>
          </table:table-cell>
          <table:table-cell table:number-columns-repeated="2"/>
        </table:table-row>
        <table:table-row table:style-name="ro1">
          <table:table-cell office:value-type="float" office:value="0.538076" calcext:value-type="float">
            <text:p>0.538076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58" calcext:value-type="float">
            <text:p>158</text:p>
          </table:table-cell>
          <table:table-cell office:value-type="float" office:value="44330" calcext:value-type="float">
            <text:p>44330</text:p>
          </table:table-cell>
          <table:table-cell office:value-type="float" office:value="2131340" calcext:value-type="float">
            <text:p>2131340</text:p>
          </table:table-cell>
          <table:table-cell table:number-columns-repeated="2"/>
        </table:table-row>
        <table:table-row table:style-name="ro1">
          <table:table-cell office:value-type="float" office:value="0.440954" calcext:value-type="float">
            <text:p>0.440954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57" calcext:value-type="float">
            <text:p>157</text:p>
          </table:table-cell>
          <table:table-cell office:value-type="float" office:value="28996" calcext:value-type="float">
            <text:p>28996</text:p>
          </table:table-cell>
          <table:table-cell office:value-type="float" office:value="1382950" calcext:value-type="float">
            <text:p>1382950</text:p>
          </table:table-cell>
          <table:table-cell table:number-columns-repeated="2"/>
        </table:table-row>
        <table:table-row table:style-name="ro1">
          <table:table-cell office:value-type="float" office:value="0.56988" calcext:value-type="float">
            <text:p>0.56988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234" calcext:value-type="float">
            <text:p>234</text:p>
          </table:table-cell>
          <table:table-cell office:value-type="float" office:value="35506" calcext:value-type="float">
            <text:p>35506</text:p>
          </table:table-cell>
          <table:table-cell office:value-type="float" office:value="1571580" calcext:value-type="float">
            <text:p>1571580</text:p>
          </table:table-cell>
          <table:table-cell table:number-columns-repeated="2"/>
        </table:table-row>
        <table:table-row table:style-name="ro1">
          <table:table-cell office:value-type="float" office:value="0.411756" calcext:value-type="float">
            <text:p>0.411756</text:p>
          </table:table-cell>
          <table:table-cell office:value-type="float" office:value="19.2" calcext:value-type="float">
            <text:p>19.2</text:p>
          </table:table-cell>
          <table:table-cell office:value-type="float" office:value="96" calcext:value-type="float">
            <text:p>96</text:p>
          </table:table-cell>
          <table:table-cell office:value-type="float" office:value="162" calcext:value-type="float">
            <text:p>162</text:p>
          </table:table-cell>
          <table:table-cell office:value-type="float" office:value="35916" calcext:value-type="float">
            <text:p>35916</text:p>
          </table:table-cell>
          <table:table-cell office:value-type="float" office:value="1800110" calcext:value-type="float">
            <text:p>180011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Fallos en 1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medio test</text:p>
          </table:table-cell>
          <table:table-cell table:formula="of:=AVERAGE([.A1:.A100])" office:value-type="float" office:value="0.7898322" calcext:value-type="float">
            <text:p>0.78983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empo en trayectoria</text:p>
          </table:table-cell>
          <table:table-cell table:formula="of:=AVERAGE([.B29:.B100])" office:value-type="float" office:value="18.8444444444444" calcext:value-type="float">
            <text:p>18.84444444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ste medio acierto</text:p>
          </table:table-cell>
          <table:table-cell table:formula="of:=AVERAGE([.F29:.F100])" office:value-type="float" office:value="1190466.86111111" calcext:value-type="float">
            <text:p>1190466.86111111</text:p>
          </table:table-cell>
        </table:table-row>
      </table:table>
      <table:named-expressions/>
      <table:database-ranges>
        <table:database-range table:name="__Anonymous_Sheet_DB__0" table:target-range-address="test_2_b_trrt_results_in_fork_straight_1.A1:test_2_b_trrt_results_in_fork_straight_1.F1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2T12:45:53.457677787</dc:date>
    <meta:editing-duration>PT1M24S</meta:editing-duration>
    <meta:editing-cycles>1</meta:editing-cycles>
    <meta:document-statistic meta:table-count="1" meta:cell-count="608" meta:object-count="0"/>
    <meta:generator>LibreOffice/5.1.6.2$Linux_X86_64 LibreOffice_project/10m0$Build-2</meta:generator>
  </office:meta>
</office:document-meta>
</file>